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5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18:42.577941500">00:00:00</text:time></text:span><text:span text:style-name="MT2"><text:time style:data-style-name="N2" text:time-value="18:18:42.577986600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18:42.58916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10-20T18:19:22.848654300</dc:date>
    <dc:language>pt-PT</dc:language>
    <meta:editing-cycles>583</meta:editing-cycles>
    <meta:editing-duration>PT15H42M34S</meta:editing-duration>
    <meta:print-date>2025-09-02T10:23:33.635789082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